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Epoch</text:p>
          </table:table-cell>
          <table:table-cell office:value-type="string">
            <text:p>PL0</text:p>
          </table:table-cell>
          <table:table-cell office:value-type="string">
            <text:p>PL1</text:p>
          </table:table-cell>
          <table:table-cell office:value-type="string">
            <text:p>PL2</text:p>
          </table:table-cell>
          <table:table-cell office:value-type="string">
            <text:p>PL3</text:p>
          </table:table-cell>
          <table:table-cell office:value-type="string">
            <text:p>PL4</text:p>
          </table:table-cell>
          <table:table-cell office:value-type="string">
            <text:p>PL5</text:p>
          </table:table-cell>
          <table:table-cell office:value-type="string">
            <text:p>PL6</text:p>
          </table:table-cell>
          <table:table-cell office:value-type="string">
            <text:p>PL7</text:p>
          </table:table-cell>
          <table:table-cell office:value-type="string">
            <text:p>PL8</text:p>
          </table:table-cell>
          <table:table-cell office:value-type="string">
            <text:p>PL9</text:p>
          </table:table-cell>
          <table:table-cell office:value-type="string">
            <text:p>PL1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1251">
            <text:p>0.1251</text:p>
          </table:table-cell>
          <table:table-cell office:value-type="float" office:value="0">
            <text:p>0</text:p>
          </table:table-cell>
          <table:table-cell office:value-type="float" office:value="11.7919">
            <text:p>11.7919</text:p>
          </table:table-cell>
          <table:table-cell office:value-type="float" office:value="11.0844">
            <text:p>11.0844</text:p>
          </table:table-cell>
          <table:table-cell office:value-type="float" office:value="3.9584">
            <text:p>3.9584</text:p>
          </table:table-cell>
          <table:table-cell office:value-type="float" office:value="19.9163">
            <text:p>19.9163</text:p>
          </table:table-cell>
          <table:table-cell office:value-type="float" office:value="37.0842">
            <text:p>37.0842</text:p>
          </table:table-cell>
          <table:table-cell office:value-type="float" office:value="32.0417">
            <text:p>32.0417</text:p>
          </table:table-cell>
          <table:table-cell office:value-type="float" office:value="29.3747">
            <text:p>29.37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17">
            <text:p>0.2917</text:p>
          </table:table-cell>
          <table:table-cell office:value-type="float" office:value="2.8335">
            <text:p>2.8335</text:p>
          </table:table-cell>
          <table:table-cell office:value-type="float" office:value="16.6246">
            <text:p>16.6246</text:p>
          </table:table-cell>
          <table:table-cell office:value-type="float" office:value="41.5001">
            <text:p>41.5001</text:p>
          </table:table-cell>
          <table:table-cell office:value-type="float" office:value="51.1246">
            <text:p>51.1246</text:p>
          </table:table-cell>
          <table:table-cell office:value-type="float" office:value="65.4163">
            <text:p>65.4163</text:p>
          </table:table-cell>
          <table:table-cell office:value-type="float" office:value="82.5423">
            <text:p>82.5423</text:p>
          </table:table-cell>
          <table:table-cell office:value-type="float" office:value="60.3754">
            <text:p>60.3754</text:p>
          </table:table-cell>
          <table:table-cell office:value-type="float" office:value="53.3751">
            <text:p>53.375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417">
            <text:p>0.5417</text:p>
          </table:table-cell>
          <table:table-cell office:value-type="float" office:value="30.5422">
            <text:p>30.5422</text:p>
          </table:table-cell>
          <table:table-cell office:value-type="float" office:value="66.7918">
            <text:p>66.7918</text:p>
          </table:table-cell>
          <table:table-cell office:value-type="float" office:value="85.3337">
            <text:p>85.3337</text:p>
          </table:table-cell>
          <table:table-cell office:value-type="float" office:value="92.7087">
            <text:p>92.7087</text:p>
          </table:table-cell>
          <table:table-cell office:value-type="float" office:value="97.7497">
            <text:p>97.7497</text:p>
          </table:table-cell>
          <table:table-cell office:value-type="float" office:value="99.875">
            <text:p>99.875</text:p>
          </table:table-cell>
          <table:table-cell office:value-type="float" office:value="95.9998">
            <text:p>95.9998</text:p>
          </table:table-cell>
          <table:table-cell office:value-type="float" office:value="83.0001">
            <text:p>83.0001</text:p>
          </table:table-cell>
          <table:table-cell office:value-type="float" office:value="81.6249">
            <text:p>81.62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583">
            <text:p>0.9583</text:p>
          </table:table-cell>
          <table:table-cell office:value-type="float" office:value="76.4999">
            <text:p>76.4999</text:p>
          </table:table-cell>
          <table:table-cell office:value-type="float" office:value="92.0833">
            <text:p>92.0833</text:p>
          </table:table-cell>
          <table:table-cell office:value-type="float" office:value="99.1667">
            <text:p>99.1667</text:p>
          </table:table-cell>
          <table:table-cell office:value-type="float" office:value="99.4583">
            <text:p>99.4583</text:p>
          </table:table-cell>
          <table:table-cell office:value-type="float" office:value="99.2917">
            <text:p>99.2917</text:p>
          </table:table-cell>
          <table:table-cell office:value-type="float" office:value="75.3758">
            <text:p>75.3758</text:p>
          </table:table-cell>
          <table:table-cell office:value-type="float" office:value="99.5417">
            <text:p>99.5417</text:p>
          </table:table-cell>
          <table:table-cell office:value-type="float" office:value="89.1667">
            <text:p>89.1667</text:p>
          </table:table-cell>
          <table:table-cell office:value-type="float" office:value="86.5001">
            <text:p>86.5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9996">
            <text:p>8.9996</text:p>
          </table:table-cell>
          <table:table-cell office:value-type="float" office:value="93.3334">
            <text:p>93.3334</text:p>
          </table:table-cell>
          <table:table-cell office:value-type="float" office:value="95.7083">
            <text:p>95.70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.9585">
            <text:p>85.9585</text:p>
          </table:table-cell>
          <table:table-cell office:value-type="float" office:value="58.6668">
            <text:p>58.6668</text:p>
          </table:table-cell>
          <table:table-cell office:value-type="float" office:value="86.458">
            <text:p>86.458</text:p>
          </table:table-cell>
          <table:table-cell office:value-type="float" office:value="81.6664">
            <text:p>81.6664</text:p>
          </table:table-cell>
          <table:table-cell office:value-type="float" office:value="74.1248">
            <text:p>74.12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2493">
            <text:p>33.2493</text:p>
          </table:table-cell>
          <table:table-cell office:value-type="float" office:value="98.0834">
            <text:p>98.0834</text:p>
          </table:table-cell>
          <table:table-cell office:value-type="float" office:value="98.75">
            <text:p>98.75</text:p>
          </table:table-cell>
          <table:table-cell office:value-type="float" office:value="99.4167">
            <text:p>99.4167</text:p>
          </table:table-cell>
          <table:table-cell office:value-type="float" office:value="100">
            <text:p>100</text:p>
          </table:table-cell>
          <table:table-cell office:value-type="float" office:value="67.4165">
            <text:p>67.4165</text:p>
          </table:table-cell>
          <table:table-cell office:value-type="float" office:value="55.1666">
            <text:p>55.1666</text:p>
          </table:table-cell>
          <table:table-cell office:value-type="float" office:value="74.1665">
            <text:p>74.1665</text:p>
          </table:table-cell>
          <table:table-cell office:value-type="float" office:value="62.4161">
            <text:p>62.4161</text:p>
          </table:table-cell>
          <table:table-cell office:value-type="float" office:value="64.1665">
            <text:p>64.16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9.6657">
            <text:p>59.6657</text:p>
          </table:table-cell>
          <table:table-cell office:value-type="float" office:value="99.875">
            <text:p>99.875</text:p>
          </table:table-cell>
          <table:table-cell office:value-type="float" office:value="100">
            <text:p>100</text:p>
          </table:table-cell>
          <table:table-cell office:value-type="float" office:value="94.1251">
            <text:p>94.1251</text:p>
          </table:table-cell>
          <table:table-cell office:value-type="float" office:value="100">
            <text:p>100</text:p>
          </table:table-cell>
          <table:table-cell office:value-type="float" office:value="57.3748">
            <text:p>57.3748</text:p>
          </table:table-cell>
          <table:table-cell office:value-type="float" office:value="55.5417">
            <text:p>55.5417</text:p>
          </table:table-cell>
          <table:table-cell office:value-type="float" office:value="64.1247">
            <text:p>64.1247</text:p>
          </table:table-cell>
          <table:table-cell office:value-type="float" office:value="51.9999">
            <text:p>51.9999</text:p>
          </table:table-cell>
          <table:table-cell office:value-type="float" office:value="56.7499">
            <text:p>56.74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2.6656">
            <text:p>82.66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.5834">
            <text:p>86.5834</text:p>
          </table:table-cell>
          <table:table-cell office:value-type="float" office:value="99.125">
            <text:p>99.125</text:p>
          </table:table-cell>
          <table:table-cell office:value-type="float" office:value="53.5831">
            <text:p>53.5831</text:p>
          </table:table-cell>
          <table:table-cell office:value-type="float" office:value="58.4583">
            <text:p>58.4583</text:p>
          </table:table-cell>
          <table:table-cell office:value-type="float" office:value="55.875">
            <text:p>55.875</text:p>
          </table:table-cell>
          <table:table-cell office:value-type="float" office:value="50.7499">
            <text:p>50.7499</text:p>
          </table:table-cell>
          <table:table-cell office:value-type="float" office:value="52.0834">
            <text:p>52.08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2.4573">
            <text:p>92.45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.4166">
            <text:p>71.4166</text:p>
          </table:table-cell>
          <table:table-cell office:value-type="float" office:value="99">
            <text:p>99</text:p>
          </table:table-cell>
          <table:table-cell office:value-type="float" office:value="53.8331">
            <text:p>53.8331</text:p>
          </table:table-cell>
          <table:table-cell office:value-type="float" office:value="55.5419">
            <text:p>55.5419</text:p>
          </table:table-cell>
          <table:table-cell office:value-type="float" office:value="54.0416">
            <text:p>54.0416</text:p>
          </table:table-cell>
          <table:table-cell office:value-type="float" office:value="50.6666">
            <text:p>50.6666</text:p>
          </table:table-cell>
          <table:table-cell office:value-type="float" office:value="49.5834">
            <text:p>49.58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7.1244">
            <text:p>97.12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9166">
            <text:p>59.9166</text:p>
          </table:table-cell>
          <table:table-cell office:value-type="float" office:value="99">
            <text:p>99</text:p>
          </table:table-cell>
          <table:table-cell office:value-type="float" office:value="50.6666">
            <text:p>50.6666</text:p>
          </table:table-cell>
          <table:table-cell office:value-type="float" office:value="51.7918">
            <text:p>51.7918</text:p>
          </table:table-cell>
          <table:table-cell office:value-type="float" office:value="52.4999">
            <text:p>52.4999</text:p>
          </table:table-cell>
          <table:table-cell office:value-type="float" office:value="49.5">
            <text:p>49.5</text:p>
          </table:table-cell>
          <table:table-cell office:value-type="float" office:value="49.1249">
            <text:p>49.12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8.2914">
            <text:p>98.29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2501">
            <text:p>59.2501</text:p>
          </table:table-cell>
          <table:table-cell office:value-type="float" office:value="98.125">
            <text:p>98.125</text:p>
          </table:table-cell>
          <table:table-cell office:value-type="float" office:value="49.9582">
            <text:p>49.9582</text:p>
          </table:table-cell>
          <table:table-cell office:value-type="float" office:value="48.8334">
            <text:p>48.8334</text:p>
          </table:table-cell>
          <table:table-cell office:value-type="float" office:value="49.2082">
            <text:p>49.2082</text:p>
          </table:table-cell>
          <table:table-cell table:number-columns-repeated="2" office:value-type="float" office:value="48">
            <text:p>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.8749">
            <text:p>99.87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.2501">
            <text:p>62.2501</text:p>
          </table:table-cell>
          <table:table-cell office:value-type="float" office:value="97.0833">
            <text:p>97.0833</text:p>
          </table:table-cell>
          <table:table-cell office:value-type="float" office:value="48.9583">
            <text:p>48.9583</text:p>
          </table:table-cell>
          <table:table-cell office:value-type="float" office:value="49.0416">
            <text:p>49.0416</text:p>
          </table:table-cell>
          <table:table-cell office:value-type="float" office:value="45.9166">
            <text:p>45.9166</text:p>
          </table:table-cell>
          <table:table-cell office:value-type="float" office:value="46.2501">
            <text:p>46.2501</text:p>
          </table:table-cell>
          <table:table-cell office:value-type="float" office:value="50.0418">
            <text:p>50.04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.9583">
            <text:p>99.95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.9165">
            <text:p>58.9165</text:p>
          </table:table-cell>
          <table:table-cell office:value-type="float" office:value="95">
            <text:p>95</text:p>
          </table:table-cell>
          <table:table-cell office:value-type="float" office:value="49.125">
            <text:p>49.125</text:p>
          </table:table-cell>
          <table:table-cell office:value-type="float" office:value="46.0416">
            <text:p>46.0416</text:p>
          </table:table-cell>
          <table:table-cell office:value-type="float" office:value="44.5833">
            <text:p>44.5833</text:p>
          </table:table-cell>
          <table:table-cell office:value-type="float" office:value="42.3749">
            <text:p>42.3749</text:p>
          </table:table-cell>
          <table:table-cell office:value-type="float" office:value="49.9165">
            <text:p>49.91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.9583">
            <text:p>99.95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0832">
            <text:p>59.0832</text:p>
          </table:table-cell>
          <table:table-cell office:value-type="float" office:value="94">
            <text:p>94</text:p>
          </table:table-cell>
          <table:table-cell office:value-type="float" office:value="48.6249">
            <text:p>48.6249</text:p>
          </table:table-cell>
          <table:table-cell office:value-type="float" office:value="47.4583">
            <text:p>47.4583</text:p>
          </table:table-cell>
          <table:table-cell office:value-type="float" office:value="47.25">
            <text:p>47.25</text:p>
          </table:table-cell>
          <table:table-cell office:value-type="float" office:value="42.5417">
            <text:p>42.5417</text:p>
          </table:table-cell>
          <table:table-cell office:value-type="float" office:value="48.2082">
            <text:p>48.208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4.2081">
            <text:p>64.2081</text:p>
          </table:table-cell>
          <table:table-cell office:value-type="float" office:value="94.0417">
            <text:p>94.0417</text:p>
          </table:table-cell>
          <table:table-cell office:value-type="float" office:value="49.7917">
            <text:p>49.7917</text:p>
          </table:table-cell>
          <table:table-cell office:value-type="float" office:value="47.5832">
            <text:p>47.5832</text:p>
          </table:table-cell>
          <table:table-cell office:value-type="float" office:value="47.625">
            <text:p>47.625</text:p>
          </table:table-cell>
          <table:table-cell office:value-type="float" office:value="40.3748">
            <text:p>40.37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5.5416">
            <text:p>65.5416</text:p>
          </table:table-cell>
          <table:table-cell office:value-type="float" office:value="91.4167">
            <text:p>91.4167</text:p>
          </table:table-cell>
          <table:table-cell office:value-type="float" office:value="47.5834">
            <text:p>47.5834</text:p>
          </table:table-cell>
          <table:table-cell office:value-type="float" office:value="47.9999">
            <text:p>47.9999</text:p>
          </table:table-cell>
          <table:table-cell office:value-type="float" office:value="44.8334">
            <text:p>44.8334</text:p>
          </table:table-cell>
          <table:table-cell office:value-type="float" office:value="37.2915">
            <text:p>37.2915</text:p>
          </table:table-cell>
          <table:table-cell office:value-type="float" office:value="43.8336">
            <text:p>43.83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2083">
            <text:p>62.2083</text:p>
          </table:table-cell>
          <table:table-cell office:value-type="float" office:value="85.0834">
            <text:p>85.0834</text:p>
          </table:table-cell>
          <table:table-cell office:value-type="float" office:value="48.7082">
            <text:p>48.7082</text:p>
          </table:table-cell>
          <table:table-cell office:value-type="float" office:value="50.2499">
            <text:p>50.2499</text:p>
          </table:table-cell>
          <table:table-cell office:value-type="float" office:value="45.4583">
            <text:p>45.4583</text:p>
          </table:table-cell>
          <table:table-cell office:value-type="float" office:value="38.1251">
            <text:p>38.1251</text:p>
          </table:table-cell>
          <table:table-cell office:value-type="float" office:value="42.7084">
            <text:p>42.70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59.625">
            <text:p>59.625</text:p>
          </table:table-cell>
          <table:table-cell office:value-type="float" office:value="83.4582">
            <text:p>83.4582</text:p>
          </table:table-cell>
          <table:table-cell office:value-type="float" office:value="47.4167">
            <text:p>47.4167</text:p>
          </table:table-cell>
          <table:table-cell office:value-type="float" office:value="46.2085">
            <text:p>46.2085</text:p>
          </table:table-cell>
          <table:table-cell office:value-type="float" office:value="46.5832">
            <text:p>46.5832</text:p>
          </table:table-cell>
          <table:table-cell office:value-type="float" office:value="42.875">
            <text:p>42.875</text:p>
          </table:table-cell>
          <table:table-cell office:value-type="float" office:value="42.0833">
            <text:p>42.08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3331">
            <text:p>62.3331</text:p>
          </table:table-cell>
          <table:table-cell office:value-type="float" office:value="83.875">
            <text:p>83.875</text:p>
          </table:table-cell>
          <table:table-cell office:value-type="float" office:value="47.8749">
            <text:p>47.8749</text:p>
          </table:table-cell>
          <table:table-cell office:value-type="float" office:value="46.6248">
            <text:p>46.6248</text:p>
          </table:table-cell>
          <table:table-cell office:value-type="float" office:value="46.5">
            <text:p>46.5</text:p>
          </table:table-cell>
          <table:table-cell office:value-type="float" office:value="42.0415">
            <text:p>42.0415</text:p>
          </table:table-cell>
          <table:table-cell office:value-type="float" office:value="42.5833">
            <text:p>42.58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625">
            <text:p>62.625</text:p>
          </table:table-cell>
          <table:table-cell office:value-type="float" office:value="82.25">
            <text:p>82.25</text:p>
          </table:table-cell>
          <table:table-cell office:value-type="float" office:value="48.7915">
            <text:p>48.7915</text:p>
          </table:table-cell>
          <table:table-cell office:value-type="float" office:value="46.5415">
            <text:p>46.5415</text:p>
          </table:table-cell>
          <table:table-cell office:value-type="float" office:value="41.4167">
            <text:p>41.4167</text:p>
          </table:table-cell>
          <table:table-cell office:value-type="float" office:value="36.2501">
            <text:p>36.2501</text:p>
          </table:table-cell>
          <table:table-cell office:value-type="float" office:value="42.3751">
            <text:p>42.37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.2083">
            <text:p>99.2083</text:p>
          </table:table-cell>
          <table:table-cell office:value-type="float" office:value="60.375">
            <text:p>60.375</text:p>
          </table:table-cell>
          <table:table-cell office:value-type="float" office:value="78.2083">
            <text:p>78.2083</text:p>
          </table:table-cell>
          <table:table-cell office:value-type="float" office:value="50.708">
            <text:p>50.708</text:p>
          </table:table-cell>
          <table:table-cell office:value-type="float" office:value="44.9998">
            <text:p>44.9998</text:p>
          </table:table-cell>
          <table:table-cell office:value-type="float" office:value="43.375">
            <text:p>43.375</text:p>
          </table:table-cell>
          <table:table-cell office:value-type="float" office:value="34.4166">
            <text:p>34.4166</text:p>
          </table:table-cell>
          <table:table-cell office:value-type="float" office:value="41.4166">
            <text:p>41.41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.4583">
            <text:p>97.4583</text:p>
          </table:table-cell>
          <table:table-cell office:value-type="float" office:value="61.9999">
            <text:p>61.9999</text:p>
          </table:table-cell>
          <table:table-cell office:value-type="float" office:value="74">
            <text:p>74</text:p>
          </table:table-cell>
          <table:table-cell office:value-type="float" office:value="52.4165">
            <text:p>52.4165</text:p>
          </table:table-cell>
          <table:table-cell office:value-type="float" office:value="48.4166">
            <text:p>48.4166</text:p>
          </table:table-cell>
          <table:table-cell office:value-type="float" office:value="43.5416">
            <text:p>43.5416</text:p>
          </table:table-cell>
          <table:table-cell office:value-type="float" office:value="34">
            <text:p>34</text:p>
          </table:table-cell>
          <table:table-cell office:value-type="float" office:value="40.9167">
            <text:p>40.91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.5831">
            <text:p>91.5831</text:p>
          </table:table-cell>
          <table:table-cell office:value-type="float" office:value="59.0831">
            <text:p>59.0831</text:p>
          </table:table-cell>
          <table:table-cell office:value-type="float" office:value="72.4586">
            <text:p>72.4586</text:p>
          </table:table-cell>
          <table:table-cell office:value-type="float" office:value="48.3332">
            <text:p>48.3332</text:p>
          </table:table-cell>
          <table:table-cell office:value-type="float" office:value="50.3334">
            <text:p>50.3334</text:p>
          </table:table-cell>
          <table:table-cell office:value-type="float" office:value="42.5">
            <text:p>42.5</text:p>
          </table:table-cell>
          <table:table-cell office:value-type="float" office:value="36.5833">
            <text:p>36.5833</text:p>
          </table:table-cell>
          <table:table-cell office:value-type="float" office:value="39.4583">
            <text:p>39.45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.5413">
            <text:p>82.5413</text:p>
          </table:table-cell>
          <table:table-cell office:value-type="float" office:value="63.1249">
            <text:p>63.1249</text:p>
          </table:table-cell>
          <table:table-cell office:value-type="float" office:value="71.75">
            <text:p>71.75</text:p>
          </table:table-cell>
          <table:table-cell office:value-type="float" office:value="47.1669">
            <text:p>47.1669</text:p>
          </table:table-cell>
          <table:table-cell office:value-type="float" office:value="49.9998">
            <text:p>49.9998</text:p>
          </table:table-cell>
          <table:table-cell office:value-type="float" office:value="43.6251">
            <text:p>43.6251</text:p>
          </table:table-cell>
          <table:table-cell office:value-type="float" office:value="36.125">
            <text:p>36.125</text:p>
          </table:table-cell>
          <table:table-cell office:value-type="float" office:value="37.5833">
            <text:p>37.58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.5833">
            <text:p>76.5833</text:p>
          </table:table-cell>
          <table:table-cell office:value-type="float" office:value="63.6668">
            <text:p>63.6668</text:p>
          </table:table-cell>
          <table:table-cell office:value-type="float" office:value="65.9999">
            <text:p>65.9999</text:p>
          </table:table-cell>
          <table:table-cell office:value-type="float" office:value="46.7499">
            <text:p>46.7499</text:p>
          </table:table-cell>
          <table:table-cell office:value-type="float" office:value="48.75">
            <text:p>48.75</text:p>
          </table:table-cell>
          <table:table-cell office:value-type="float" office:value="40.0417">
            <text:p>40.0417</text:p>
          </table:table-cell>
          <table:table-cell office:value-type="float" office:value="37">
            <text:p>37</text:p>
          </table:table-cell>
          <table:table-cell office:value-type="float" office:value="39.7083">
            <text:p>39.70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.4166">
            <text:p>74.4166</text:p>
          </table:table-cell>
          <table:table-cell office:value-type="float" office:value="63.9582">
            <text:p>63.9582</text:p>
          </table:table-cell>
          <table:table-cell office:value-type="float" office:value="62.6667">
            <text:p>62.6667</text:p>
          </table:table-cell>
          <table:table-cell office:value-type="float" office:value="49.8749">
            <text:p>49.8749</text:p>
          </table:table-cell>
          <table:table-cell office:value-type="float" office:value="47.875">
            <text:p>47.875</text:p>
          </table:table-cell>
          <table:table-cell office:value-type="float" office:value="38.0833">
            <text:p>38.0833</text:p>
          </table:table-cell>
          <table:table-cell office:value-type="float" office:value="37.875">
            <text:p>37.875</text:p>
          </table:table-cell>
          <table:table-cell office:value-type="float" office:value="42.6667">
            <text:p>42.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.7915">
            <text:p>72.7915</text:p>
          </table:table-cell>
          <table:table-cell office:value-type="float" office:value="62.7081">
            <text:p>62.7081</text:p>
          </table:table-cell>
          <table:table-cell office:value-type="float" office:value="63.0416">
            <text:p>63.0416</text:p>
          </table:table-cell>
          <table:table-cell office:value-type="float" office:value="49.625">
            <text:p>49.625</text:p>
          </table:table-cell>
          <table:table-cell office:value-type="float" office:value="49.1665">
            <text:p>49.1665</text:p>
          </table:table-cell>
          <table:table-cell office:value-type="float" office:value="39.625">
            <text:p>39.625</text:p>
          </table:table-cell>
          <table:table-cell office:value-type="float" office:value="32.9584">
            <text:p>32.9584</text:p>
          </table:table-cell>
          <table:table-cell office:value-type="float" office:value="39.2084">
            <text:p>39.20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.3332">
            <text:p>72.3332</text:p>
          </table:table-cell>
          <table:table-cell office:value-type="float" office:value="60.5417">
            <text:p>60.5417</text:p>
          </table:table-cell>
          <table:table-cell office:value-type="float" office:value="63.9582">
            <text:p>63.9582</text:p>
          </table:table-cell>
          <table:table-cell office:value-type="float" office:value="50.0415">
            <text:p>50.0415</text:p>
          </table:table-cell>
          <table:table-cell office:value-type="float" office:value="51.0834">
            <text:p>51.0834</text:p>
          </table:table-cell>
          <table:table-cell office:value-type="float" office:value="41">
            <text:p>41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.6665">
            <text:p>68.6665</text:p>
          </table:table-cell>
          <table:table-cell office:value-type="float" office:value="62.2917">
            <text:p>62.2917</text:p>
          </table:table-cell>
          <table:table-cell office:value-type="float" office:value="63.0833">
            <text:p>63.0833</text:p>
          </table:table-cell>
          <table:table-cell office:value-type="float" office:value="47.4584">
            <text:p>47.4584</text:p>
          </table:table-cell>
          <table:table-cell office:value-type="float" office:value="48.6249">
            <text:p>48.6249</text:p>
          </table:table-cell>
          <table:table-cell office:value-type="float" office:value="41.4167">
            <text:p>41.4167</text:p>
          </table:table-cell>
          <table:table-cell office:value-type="float" office:value="35.9166">
            <text:p>35.9166</text:p>
          </table:table-cell>
          <table:table-cell office:value-type="float" office:value="35.4165">
            <text:p>35.41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.2083">
            <text:p>68.2083</text:p>
          </table:table-cell>
          <table:table-cell office:value-type="float" office:value="60.7499">
            <text:p>60.7499</text:p>
          </table:table-cell>
          <table:table-cell office:value-type="float" office:value="56.5">
            <text:p>56.5</text:p>
          </table:table-cell>
          <table:table-cell office:value-type="float" office:value="47.0417">
            <text:p>47.0417</text:p>
          </table:table-cell>
          <table:table-cell office:value-type="float" office:value="47.8751">
            <text:p>47.8751</text:p>
          </table:table-cell>
          <table:table-cell office:value-type="float" office:value="39.8333">
            <text:p>39.8333</text:p>
          </table:table-cell>
          <table:table-cell office:value-type="float" office:value="35.0417">
            <text:p>35.0417</text:p>
          </table:table-cell>
          <table:table-cell office:value-type="float" office:value="36.5001">
            <text:p>36.50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2:44:48</meta:creation-date>
    <dc:date>2015-05-28T12:51:02</dc:date>
    <dc:creator>Werner Mostert</dc:creator>
    <meta:editing-duration>PT6M14S</meta:editing-duration>
    <meta:editing-cycles>9</meta:editing-cycles>
    <meta:generator>OpenOffice/4.0.1$Unix OpenOffice.org_project/401m5$Build-9714</meta:generator>
    <meta:document-statistic meta:table-count="3" meta:cell-count="372" meta:object-count="0"/>
  </office:meta>
</office:document-meta>
</file>